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7c87e" officeooo:paragraph-rsid="0017c87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253e80" officeooo:paragraph-rsid="00253e80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253e80" officeooo:paragraph-rsid="00253e80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weight="bold" officeooo:rsid="002b5243" officeooo:paragraph-rsid="002b5243" style:font-weight-asian="bold" style:font-weight-complex="bold"/>
    </style:style>
    <style:style style:name="P6" style:family="paragraph" style:parent-style-name="Standard">
      <style:text-properties fo:font-weight="bold" officeooo:rsid="002b704a" officeooo:paragraph-rsid="002b704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3196e6" officeooo:paragraph-rsid="003196e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328761" officeooo:paragraph-rsid="0032876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32a002" officeooo:paragraph-rsid="0032a00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3615a2" officeooo:paragraph-rsid="003615a2" style:font-weight-asian="bold" style:font-weight-complex="bold"/>
    </style:style>
    <style:style style:name="P11" style:family="paragraph" style:parent-style-name="Standard">
      <style:text-properties fo:font-weight="bold" officeooo:rsid="0039239e" officeooo:paragraph-rsid="0039239e" style:font-weight-asian="bold" style:font-weight-complex="bold"/>
    </style:style>
    <style:style style:name="P12" style:family="paragraph" style:parent-style-name="Standard">
      <style:text-properties fo:font-weight="bold" officeooo:rsid="0039d94c" officeooo:paragraph-rsid="0039d94c" style:font-weight-asian="bold" style:font-weight-complex="bold"/>
    </style:style>
    <style:style style:name="P13" style:family="paragraph" style:parent-style-name="Standard">
      <style:text-properties fo:font-weight="bold" officeooo:rsid="0042abc6" officeooo:paragraph-rsid="0042abc6" style:font-weight-asian="bold" style:font-weight-complex="bold"/>
    </style:style>
    <style:style style:name="P14" style:family="paragraph" style:parent-style-name="Standard">
      <style:text-properties fo:font-weight="bold" officeooo:rsid="00455861" officeooo:paragraph-rsid="0045586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478a6d" officeooo:paragraph-rsid="00478a6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4ac0a6" officeooo:paragraph-rsid="004ac0a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4c7673" officeooo:paragraph-rsid="004c7673" style:font-weight-asian="bold" style:font-weight-complex="bold"/>
    </style:style>
    <style:style style:name="P18" style:family="paragraph" style:parent-style-name="Standard">
      <style:text-properties fo:font-weight="bold" officeooo:rsid="005d9bdb" officeooo:paragraph-rsid="005d9bdb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weight="bold" officeooo:rsid="00253e80" officeooo:paragraph-rsid="00253e80" style:font-size-asian="13pt" style:font-weight-asian="bold" style:font-size-complex="13pt" style:font-weight-complex="bold"/>
    </style:style>
    <style:style style:name="P20" style:family="paragraph" style:parent-style-name="Standard">
      <style:text-properties officeooo:rsid="0015f4b1" officeooo:paragraph-rsid="0015f4b1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officeooo:rsid="00272394" officeooo:paragraph-rsid="0027239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officeooo:rsid="002d6f0e" officeooo:paragraph-rsid="002d6f0e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officeooo:rsid="003f9344" officeooo:paragraph-rsid="003f9344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officeooo:rsid="00611a26" officeooo:paragraph-rsid="00611a26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272394" officeooo:paragraph-rsid="00272394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272394" officeooo:paragraph-rsid="002d6f0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72394" officeooo:paragraph-rsid="003f934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272394" officeooo:paragraph-rsid="00611a26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28f2f8" officeooo:paragraph-rsid="0028f2f8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2a3d61" officeooo:paragraph-rsid="002a3d61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2add5e" officeooo:paragraph-rsid="002add5e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2ed966" officeooo:paragraph-rsid="002ed966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4d0355" officeooo:paragraph-rsid="004d0355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4eb168" officeooo:paragraph-rsid="004eb168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4f521f" officeooo:paragraph-rsid="004f521f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50b0e7" officeooo:paragraph-rsid="0050b0e7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52d369" officeooo:paragraph-rsid="0052d369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54659e" officeooo:paragraph-rsid="0054659e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5be2da" officeooo:paragraph-rsid="005be2da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5c08dc" officeooo:paragraph-rsid="005c08dc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5d5973" officeooo:paragraph-rsid="005d5973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5d68f2" officeooo:paragraph-rsid="005d68f2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72394" officeooo:paragraph-rsid="002d6f0e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72394" officeooo:paragraph-rsid="003f9344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72394" officeooo:paragraph-rsid="00611a26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8f2f8" officeooo:paragraph-rsid="0028f2f8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a3d61" officeooo:paragraph-rsid="002a3d6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fo:font-weight="normal" officeooo:rsid="00403929" officeooo:paragraph-rsid="003f9344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fo:font-weight="normal" officeooo:rsid="004d0355" officeooo:paragraph-rsid="004d0355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fo:font-weight="normal" officeooo:rsid="004d3060" officeooo:paragraph-rsid="004d0355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fo:font-weight="normal" officeooo:rsid="004eb168" officeooo:paragraph-rsid="004eb168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fo:font-weight="normal" officeooo:rsid="004f521f" officeooo:paragraph-rsid="004f521f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fo:font-weight="normal" officeooo:rsid="0050b0e7" officeooo:paragraph-rsid="0050b0e7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style="normal" fo:font-weight="normal" officeooo:rsid="0052d369" officeooo:paragraph-rsid="0052d369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fo:font-weight="normal" officeooo:rsid="005a2bc8" officeooo:paragraph-rsid="0054659e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style="normal" fo:font-weight="normal" officeooo:rsid="005be2da" officeooo:paragraph-rsid="005be2da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style="normal" fo:font-weight="normal" officeooo:rsid="005c08dc" officeooo:paragraph-rsid="005c08dc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style="normal" fo:font-weight="normal" officeooo:rsid="005d5973" officeooo:paragraph-rsid="005d5973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fo:font-weight="bold" officeooo:rsid="004d0355" officeooo:paragraph-rsid="004d0355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text-properties fo:font-weight="normal" officeooo:rsid="002b5243" officeooo:paragraph-rsid="002b5243" style:font-weight-asian="normal" style:font-weight-complex="normal"/>
    </style:style>
    <style:style style:name="P61" style:family="paragraph" style:parent-style-name="Standard">
      <style:text-properties fo:font-weight="normal" officeooo:rsid="002b704a" officeooo:paragraph-rsid="002b704a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normal" officeooo:rsid="0032767d" officeooo:paragraph-rsid="003196e6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328761" officeooo:paragraph-rsid="00328761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weight="normal" officeooo:rsid="0032a002" officeooo:paragraph-rsid="0032a002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3894e9" officeooo:paragraph-rsid="003615a2" style:font-weight-asian="normal" style:font-weight-complex="normal"/>
    </style:style>
    <style:style style:name="P66" style:family="paragraph" style:parent-style-name="Standard">
      <style:text-properties fo:font-weight="normal" officeooo:rsid="005d9bdb" officeooo:paragraph-rsid="005d9bdb" style:font-weight-asian="normal" style:font-weight-complex="normal"/>
    </style:style>
    <style:style style:name="P67" style:family="paragraph" style:parent-style-name="Standard">
      <style:text-properties fo:font-style="normal" fo:font-weight="normal" officeooo:rsid="0039239e" officeooo:paragraph-rsid="0039239e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fo:font-weight="normal" officeooo:rsid="003a974a" officeooo:paragraph-rsid="0039d94c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fo:font-weight="normal" officeooo:rsid="0042abc6" officeooo:paragraph-rsid="0042abc6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fo:font-weight="normal" officeooo:rsid="0045b0bf" officeooo:paragraph-rsid="00455861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tyle="normal" fo:font-weight="bold" officeooo:rsid="00455861" officeooo:paragraph-rsid="00455861" style:font-style-asian="normal" style:font-weight-asian="bold" style:font-style-complex="normal" style:font-weight-complex="bold"/>
    </style:style>
    <style:style style:name="P72" style:family="paragraph" style:parent-style-name="Standard" style:list-style-name="L1">
      <style:paragraph-properties fo:text-align="start" style:justify-single-word="false"/>
      <style:text-properties officeooo:paragraph-rsid="00611a26"/>
    </style:style>
    <style:style style:name="P73" style:family="paragraph" style:parent-style-name="Standard" style:list-style-name="L1">
      <style:paragraph-properties fo:text-align="start" style:justify-single-word="false"/>
      <style:text-properties officeooo:rsid="00646259" officeooo:paragraph-rsid="00646259"/>
    </style:style>
    <style:style style:name="P74" style:family="paragraph" style:parent-style-name="Standard" style:list-style-name="L1">
      <style:paragraph-properties fo:text-align="start" style:justify-single-word="false"/>
      <style:text-properties officeooo:rsid="0064947a" officeooo:paragraph-rsid="0064947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8f2f8" style:font-weight-asian="normal" style:font-weight-complex="normal"/>
    </style:style>
    <style:style style:name="T3" style:family="text">
      <style:text-properties fo:font-weight="normal" officeooo:rsid="002ed966" style:font-weight-asian="normal" style:font-weight-complex="normal"/>
    </style:style>
    <style:style style:name="T4" style:family="text">
      <style:text-properties fo:font-weight="normal" officeooo:rsid="002fc531" style:font-weight-asian="normal" style:font-weight-complex="normal"/>
    </style:style>
    <style:style style:name="T5" style:family="text">
      <style:text-properties fo:font-weight="normal" officeooo:rsid="003196e6" style:font-weight-asian="normal" style:font-weight-complex="normal"/>
    </style:style>
    <style:style style:name="T6" style:family="text">
      <style:text-properties fo:font-weight="normal" officeooo:rsid="0032767d" style:font-weight-asian="normal" style:font-weight-complex="normal"/>
    </style:style>
    <style:style style:name="T7" style:family="text">
      <style:text-properties fo:font-weight="normal" officeooo:rsid="003615a2" style:font-weight-asian="normal" style:font-weight-complex="normal"/>
    </style:style>
    <style:style style:name="T8" style:family="text">
      <style:text-properties fo:font-weight="normal" officeooo:rsid="0036b871" style:font-weight-asian="normal" style:font-weight-complex="normal"/>
    </style:style>
    <style:style style:name="T9" style:family="text">
      <style:text-properties fo:font-weight="normal" officeooo:rsid="003894e9" style:font-weight-asian="normal" style:font-weight-complex="normal"/>
    </style:style>
    <style:style style:name="T10" style:family="text">
      <style:text-properties fo:font-weight="normal" officeooo:rsid="00478a6d" style:font-weight-asian="normal" style:font-weight-complex="normal"/>
    </style:style>
    <style:style style:name="T11" style:family="text">
      <style:text-properties fo:font-weight="normal" officeooo:rsid="00491c79" style:font-weight-asian="normal" style:font-weight-complex="normal"/>
    </style:style>
    <style:style style:name="T12" style:family="text">
      <style:text-properties fo:font-weight="normal" officeooo:rsid="0049667d" style:font-weight-asian="normal" style:font-weight-complex="normal"/>
    </style:style>
    <style:style style:name="T13" style:family="text">
      <style:text-properties fo:font-weight="normal" officeooo:rsid="004a6d81" style:font-weight-asian="normal" style:font-weight-complex="normal"/>
    </style:style>
    <style:style style:name="T14" style:family="text">
      <style:text-properties fo:font-weight="normal" officeooo:rsid="00610a4f" style:font-weight-asian="normal" style:font-weight-complex="normal"/>
    </style:style>
    <style:style style:name="T15" style:family="text">
      <style:text-properties fo:font-style="italic" officeooo:rsid="0061f372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196e6" style:font-style-asian="italic" style:font-weight-asian="normal" style:font-style-complex="italic" style:font-weight-complex="normal"/>
    </style:style>
    <style:style style:name="T18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61f372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62b7d3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636ee9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64947a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0664df9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68b725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6b6d80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officeooo:rsid="002fc531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2fc531" style:font-style-asian="normal" style:font-style-complex="normal"/>
    </style:style>
    <style:style style:name="T29" style:family="text">
      <style:text-properties fo:font-style="normal" officeooo:rsid="00403929" style:font-style-asian="normal" style:font-style-complex="normal"/>
    </style:style>
    <style:style style:name="T30" style:family="text">
      <style:text-properties fo:font-style="normal" officeooo:rsid="003a974a" style:font-style-asian="normal" style:font-style-complex="normal"/>
    </style:style>
    <style:style style:name="T31" style:family="text">
      <style:text-properties fo:font-style="normal" officeooo:rsid="004d3060" style:font-style-asian="normal" style:font-style-complex="normal"/>
    </style:style>
    <style:style style:name="T32" style:family="text">
      <style:text-properties fo:font-style="normal" officeooo:rsid="005a2bc8" style:font-style-asian="normal" style:font-style-complex="normal"/>
    </style:style>
    <style:style style:name="T33" style:family="text">
      <style:text-properties fo:font-style="normal" officeooo:rsid="0061f372" style:font-style-asian="normal" style:font-style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196e6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a974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c6a21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d814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446aaf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45b0bf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4d3060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1a7c4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56445b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5679f7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58506c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5a2bc8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5d5973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64947a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6cc432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6cd80c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6e4fd1" style:font-style-asian="normal" style:font-weight-asian="normal" style:font-style-complex="normal" style:font-weight-complex="normal"/>
    </style:style>
    <style:style style:name="T52" style:family="text">
      <style:text-properties officeooo:rsid="003894e9"/>
    </style:style>
    <style:style style:name="T53" style:family="text">
      <style:text-properties officeooo:rsid="0061e08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bject-Oriented Programmed Snake</text:p>
      <text:p text:style-name="P4"/>
      <text:p text:style-name="P19">Data: <text:span text:style-name="T1">23/04/2024</text:span></text:p>
      <text:p text:style-name="P19">Grupo: <text:span text:style-name="T1">3</text:span></text:p>
      <text:p text:style-name="P19">Elementos:<text:span text:style-name="T1"> Diogo Fonseca nº 79858</text:span></text:p>
      <text:p text:style-name="P2"><text:s/></text:p>
      <text:p text:style-name="P2"/>
      <text:p text:style-name="P21">Geometry</text:p>
      <text:p text:style-name="P25"><text:tab/></text:p>
      <text:p text:style-name="P25"><text:tab/><text:span text:style-name="T3">Este package contém todas as classes relacionadas com geometria e por consequência com matemática em geral.</text:span></text:p>
      <text:p text:style-name="P25"><text:tab/><text:span text:style-name="T2">Todas as classes neste package estão escritas para geometria euclideana em duas dimensões, para além de serem todas imutáveis depois de instanciadas.</text:span></text:p>
      <text:p text:style-name="P25"/>
      <text:p text:style-name="P29">VirtualPoint: <text:span text:style-name="T1">Representa um ponto (as coordenadas são números reais).</text:span></text:p>
      <text:p text:style-name="P46"/>
      <text:p text:style-name="P29">Point: <text:span text:style-name="T1">Representa um ponto cujas coordenadas são sempre positivas.</text:span></text:p>
      <text:p text:style-name="P29"/>
      <text:p text:style-name="P29">Vector: <text:span text:style-name="T1">Representa um vetor.</text:span></text:p>
      <text:p text:style-name="P47"/>
      <text:p text:style-name="P31">Line: <text:span text:style-name="T1">Representa uma reta.</text:span></text:p>
      <text:p text:style-name="P47"/>
      <text:p text:style-name="P30">LineSegment: <text:span text:style-name="T1">Representa um segmento de reta.</text:span></text:p>
      <text:p text:style-name="P47"/>
      <text:p text:style-name="P30">BoundingBox:<text:span text:style-name="T1"> Representa uma caixa que contém um poligono.</text:span></text:p>
      <text:p text:style-name="P47"/>
      <text:p text:style-name="P30">Path: <text:span text:style-name="T1">Representa um caminho.</text:span></text:p>
      <text:p text:style-name="P47"/>
      <text:p text:style-name="P5">IGeometricShape: <text:span text:style-name="T1">Interface representante de uma figura geométrica.</text:span></text:p>
      <text:p text:style-name="P60"/>
      <text:p text:style-name="P5">Polygon: <text:span text:style-name="T1">Representa um poligono simples.</text:span></text:p>
      <text:p text:style-name="P20"/>
      <text:p text:style-name="P6">Triangle: <text:span text:style-name="T1">Representa um poligono de 3 lados (um triângulo).</text:span></text:p>
      <text:p text:style-name="P61"/>
      <text:p text:style-name="P6">Rectangle: <text:span text:style-name="T1">Representa um poligono de 4 lados com angulos internos retos (um retângulo).</text:span></text:p>
      <text:p text:style-name="P61"/>
      <text:p text:style-name="P6">Square: <text:span text:style-name="T1">Representa um retângulo cujos lados são todos do mesmo comprimento (um quadrado).</text:span></text:p>
      <text:p text:style-name="P61"/>
      <text:p text:style-name="P6">MathUtil: <text:span text:style-name="T1">Classe estática para operações matemáticas comuns no projeto.</text:span></text:p>
      <text:p text:style-name="P61"/>
      <text:p text:style-name="P6">GeometricException: <text:span text:style-name="T1">Representa uma exceção relacionada ao package de Geometry.</text:span></text:p>
      <text:p text:style-name="P61"/>
      <text:p text:style-name="P61"/>
      <text:p text:style-name="P22">Game Engine</text:p>
      <text:p text:style-name="P26"/>
      <text:p text:style-name="P43"><text:tab/><text:span text:style-name="T26">Este package contém todas as classes responsáveis pela funcionalidades necessárias para <text:s/>fazer um jogo (qualquer jogor).</text:span></text:p>
      <text:p text:style-name="P43"/>
      <text:p text:style-name="P32"><text:soft-page-break/>GameObject: <text:span text:style-name="T1">Representa um objeto </text:span><text:span text:style-name="T4">no jogo a ser instanciado pela Scene. Contém um id o qual é definido pela Scene que o contém (não sendo possível este ser instanciado em mais que uma Scene). Contém também uma handle para a Scene que o instanciou, para que este tenha o poder de comunicar diretamente com outros GameObjects da Scene, ou mesmo para adicionar/remover GameObjects à Scene (ou até mudar a Scene). </text:span><text:span text:style-name="T5">Esta classe tem 3 métodos: update, start e stop os quais o seu único propósito é serem </text:span><text:span text:style-name="T17">overriden </text:span><text:span text:style-name="T35">por classes que implementem GameObject. É também necessário que este seja uma classe e não uma interface pois é necessário ter métodos (final, para que a sua funcionalidade não possa mudar) para gerir a funcionalidade do id, por exemplo certificar-se de que o mesmo objeto não está a ser instanciado em duas Scenes diferentes.</text:span></text:p>
      <text:p text:style-name="P20"/>
      <text:p text:style-name="P7">Scene: <text:span text:style-name="T6">Representa uma coleção de GameObjects, esta pode estar ativa ou não ativa. Uma classe ativa significa que está a ser atualmente usada pelo GameEngine. A scene é também responsável por categorizar os GameObjects pelas suas interfaces relevantes ao GameEngine.</text:span></text:p>
      <text:p text:style-name="P62"/>
      <text:p text:style-name="P8">IRenderable: <text:span text:style-name="T10">Interface responsável por r</text:span><text:span text:style-name="T1">epresenta</text:span><text:span text:style-name="T10">r</text:span><text:span text:style-name="T1"> uma classe a ser renderizada pelo Renderer, </text:span><text:span text:style-name="T10">disponibilizando o seu RenderData ao Renderer.</text:span></text:p>
      <text:p text:style-name="P63"/>
      <text:p text:style-name="P16">IOverlay: <text:span text:style-name="T1">Interface responsável por representar uma classe que dará um overlay ao Renderer para este ser “colado” por cima da cena renderizada.</text:span></text:p>
      <text:p text:style-name="P63"/>
      <text:p text:style-name="P8">Renderer: <text:span text:style-name="T1">Classe responsável por qualquer operação gráfica, e por consequência por renderizar os objetos IRenderable na Scene. </text:span><text:span text:style-name="T7">Esta classe é um singleton, pois não faz sentido haver mais que um renderizador, </text:span><text:span text:style-name="T8">embora não seja static pois necessita de guardar informação sobre a Scene que está a renderizar</text:span><text:span text:style-name="T7">.</text:span></text:p>
      <text:p text:style-name="P63"/>
      <text:p text:style-name="P9">RenderData: <text:span text:style-name="T1">dados a serem transmitidos para o renderer sobre como renderizar o objeto.</text:span></text:p>
      <text:p text:style-name="P64"/>
      <text:p text:style-name="P15">ICollider: <text:span text:style-name="T11">Interface responsável por representar uma classe a ser verificada por colisão, </text:span><text:span text:style-name="T12">dando o </text:span><text:span text:style-name="T11"><text:s/>seu poligono de colisão </text:span><text:span text:style-name="T12">ao CollisionManager, </text:span><text:span text:style-name="T13">para além de ter funções de “callback” no caso de colisão</text:span><text:span text:style-name="T11">.</text:span></text:p>
      <text:p text:style-name="P64"/>
      <text:p text:style-name="P10">C<text:span text:style-name="T52">ollisionManager: </text:span><text:span text:style-name="T9">Classe estática responsável por verificar e notificar todos os elementos da Scene em caso de colisão.</text:span></text:p>
      <text:p text:style-name="P65"/>
      <text:p text:style-name="P17">IInputListener: <text:span text:style-name="T1">Interface responsável por representar uma classe que será avisada quando houver input do utilizador. </text:span></text:p>
      <text:p text:style-name="P65"/>
      <text:p text:style-name="P11">GameEngineFlags: <text:span text:style-name="T1">Classe responsável por definir o comportamento do GameEngine, para além de conter valores </text:span><text:span text:style-name="T16">default.</text:span></text:p>
      <text:p text:style-name="P67"/>
      <text:p text:style-name="P11"><text:span text:style-name="T27">UpdateMethod: </text:span><text:span text:style-name="T34">Enumerado representativo da maneira como o GameEngine dá update aos GameObjects, sendo possível ser AUTO (automático), CODE (através da chamada de um método) e STEP (através de input do utilizador iterativamente).</text:span></text:p>
      <text:p text:style-name="P67"/>
      <text:p text:style-name="P12"><text:span text:style-name="T27">GameEngine:</text:span><text:span text:style-name="T34"> Classe responsável por coordenar as classes de forma a que as outras classes tenham o comportamento esperado, principalmente chamando o start, update e stop dos GameObjects na Scene atualmente ativa no GameEngine. </text:span><text:span text:style-name="T37">O GameEngine </text:span><text:span text:style-name="T38">também</text:span><text:span text:style-name="T37"> deverá estar responsável por </text:span><text:span text:style-name="T43">coordenar</text:span><text:span text:style-name="T37"> o CollisionManager</text:span><text:span text:style-name="T38"> e</text:span><text:span text:style-name="T37"> o Renderer. </text:span><text:span text:style-name="T38">Esta classe</text:span><text:span text:style-name="T36"> é um singleton pois não faz sentido ter mais que um GameEngine.</text:span></text:p>
      <text:p text:style-name="P68"/>
      <text:p text:style-name="P13"><text:soft-page-break/><text:span text:style-name="T30">L</text:span><text:span text:style-name="T27">ogger: </text:span><text:span text:style-name="T34">Classe responsável por fazer logging para </text:span><text:span text:style-name="T39">o terminal</text:span><text:span text:style-name="T34"> quando ocorrem erros ou outro tipo de informação que poderá ser útil quando o programa não termina mas não funciona como esperado (ou até mesmo quando termina).</text:span></text:p>
      <text:p text:style-name="P69"/>
      <text:p text:style-name="P14"><text:span text:style-name="T27">LogLevel:</text:span><text:span text:style-name="T34"> Enumerado que representa o nível de logging, sendo estes, por ordem de menor para maior importância DEBUG, INFO, WARN, ERROR, FATAL.</text:span></text:p>
      <text:p text:style-name="P71"/>
      <text:p text:style-name="P14"><text:span text:style-name="T27">EngineException: </text:span><text:span text:style-name="T40">Representa uma exceção relacionada ao package Game Engine</text:span></text:p>
      <text:p text:style-name="P70"/>
      <text:p text:style-name="P70"/>
      <text:p text:style-name="P23">Snake Game</text:p>
      <text:p text:style-name="P27"/>
      <text:p text:style-name="P44"><text:span text:style-name="T30"><text:tab/></text:span><text:span text:style-name="T28">Este package contém todas as classes responsáveis pel</text:span><text:span text:style-name="T29">as funcionalidades específicas ao jogo da cobra.</text:span></text:p>
      <text:p text:style-name="P48"/>
      <text:p text:style-name="P33"><text:span text:style-name="T29">G</text:span><text:span text:style-name="T27">ameMap:</text:span><text:span text:style-name="T34"> Representa o mapa de jogo (nomeadamente as suas dimensões e talvez um background). </text:span><text:span text:style-name="T49">Esta classe não é um singleton, pois em futuras versões poderá ser implementada uma versão </text:span><text:span text:style-name="T50">(por exemplo </text:span><text:span text:style-name="T49">“splitscreen vs”</text:span><text:span text:style-name="T50">)</text:span><text:span text:style-name="T49"> onde poderá haver mais que um mapa </text:span><text:span text:style-name="T51">no ecrã</text:span><text:span text:style-name="T49">.</text:span></text:p>
      <text:p text:style-name="P49"/>
      <text:p text:style-name="P33"><text:span text:style-name="T27">IFood: </text:span><text:span text:style-name="T34">Interface que representa um objeto que pode ser consumido pela cobra.</text:span></text:p>
      <text:p text:style-name="P49"/>
      <text:p text:style-name="P33"><text:span text:style-name="T27">FoodCircle: </text:span><text:span text:style-name="T34">Representa uma comida na forma circular.</text:span></text:p>
      <text:p text:style-name="P59"/>
      <text:p text:style-name="P33"><text:span text:style-name="T27">FoodSquare: </text:span><text:span text:style-name="T41">Representa uma comida na forma quadrada</text:span></text:p>
      <text:p text:style-name="P50"/>
      <text:p text:style-name="P34"><text:span text:style-name="T31">O</text:span><text:span text:style-name="T27">bstacle: </text:span><text:span text:style-name="T34">Representa um obstaculo o qual a cobra não poderá colidir com.</text:span></text:p>
      <text:p text:style-name="P51"/>
      <text:p text:style-name="P34"><text:span text:style-name="T27">DynamicObstacle: </text:span><text:span text:style-name="T34">Representa um Obstacle que roda em torno de um ponto.</text:span></text:p>
      <text:p text:style-name="P51"/>
      <text:p text:style-name="P35"><text:span text:style-name="T27">Scoreboard: </text:span><text:span text:style-name="T34">Classe responsável por guardar novas entradas de Score, e também ler as entradas atuais de um ficheiro.</text:span></text:p>
      <text:p text:style-name="P52"/>
      <text:p text:style-name="P36"><text:span text:style-name="T27">Score: </text:span><text:span text:style-name="T42">Representa a pontuação de um jogo. Corresponde a </text:span><text:span text:style-name="T34">um tuplo na classe Scoreboard.</text:span></text:p>
      <text:p text:style-name="P53"/>
      <text:p text:style-name="P37"><text:span text:style-name="T27">SnakeOverlay: </text:span><text:span text:style-name="T34">Representa o overlay do jogo da cobra, responsável por mostrar ao jogador informações em tempo real sobre o jogo, tais como o Score atual.</text:span></text:p>
      <text:p text:style-name="P54"/>
      <text:p text:style-name="P38"><text:span text:style-name="T27">GameManager: </text:span><text:span text:style-name="T43">Classe responsável por </text:span><text:span text:style-name="T44">coordenar o jogo da cobra, tratando da Scene no caso do jogador perder ou recomeçar o jogo </text:span><text:span text:style-name="T45">(por exemplo reinstanciando a cobra com tamanho inicial após perder</text:span><text:span text:style-name="T46">). </text:span><text:span text:style-name="T48">Este é um singleton, pois não poderá haver mais que um GameManager.</text:span></text:p>
      <text:p text:style-name="P55"/>
      <text:p text:style-name="P39"><text:span text:style-name="T32">G</text:span><text:span text:style-name="T27">ameState: </text:span><text:span text:style-name="T34">Enumerável que representa o estado do jogo (GAMEOVER, PLAYING).</text:span></text:p>
      <text:p text:style-name="P56"/>
      <text:p text:style-name="P40"><text:span text:style-name="T27">SnakeUnit: </text:span><text:span text:style-name="T34">Representa a unidade mais pequena de uma cobra.</text:span></text:p>
      <text:p text:style-name="P57"/>
      <text:p text:style-name="P41"><text:span text:style-name="T27">SnakeSegment: </text:span><text:span text:style-name="T34">Representa uma unidade da cobra que não a cabeça, contém os dados necessários para a renderizar.</text:span></text:p>
      <text:p text:style-name="P58"/>
      <text:p text:style-name="P42"><text:span text:style-name="T27">SnakeHead:</text:span><text:span text:style-name="T34"> </text:span><text:span text:style-name="T47">Representa </text:span><text:span text:style-name="T34">a cabeça da cobra</text:span><text:span text:style-name="T47">, contém os dados necessários para a renderizar.</text:span></text:p>
      <text:p text:style-name="P20"/>
      <text:p text:style-name="P18"><text:soft-page-break/>Snake: <text:span text:style-name="T1">Representa uma cobra, sendo esta capaz de se mexer, comer, crescer e morrer.</text:span></text:p>
      <text:p text:style-name="P66"/>
      <text:p text:style-name="P18">Directions: <text:span text:style-name="T1">Enumerável que representa uma direção (UP, DOWN, LEFT, RIGHT).</text:span></text:p>
      <text:p text:style-name="P66"/>
      <text:p text:style-name="P18">SnakeController: <text:span text:style-name="T1">Classe responsável por controlar a cobra, seja o controle feito através de input do utilizador ou através de um AI.</text:span></text:p>
      <text:p text:style-name="P66"/>
      <text:p text:style-name="P18">SnakeAI: <text:span text:style-name="T1">Responsável por controlar a snake autonomamente </text:span><text:span text:style-name="T14">(sem precisar do input do utilizador)</text:span><text:span text:style-name="T1">.</text:span></text:p>
      <text:p text:style-name="P20"/>
      <text:p text:style-name="P20"/>
      <text:p text:style-name="P24">Notas <text:span text:style-name="T53">de</text:span> Projeto</text:p>
      <text:p text:style-name="P28"/>
      <text:p text:style-name="P45"><text:span text:style-name="T15">Design Patterns</text:span><text:span text:style-name="T33"> utilizados:</text:span></text:p>
      <text:list xml:id="list2158653978" text:style-name="L1">
        <text:list-item>
          <text:p text:style-name="P72"><text:span text:style-name="T19">Observer: (em GameEngine, Scene e GameObject), sendo este útil para notificar os </text:span><text:span text:style-name="T20">objetos do jogo</text:span><text:span text:style-name="T19">. </text:span><text:span text:style-name="T21">Sendo que desta forma ambos também estão completamente abstraidos um do outro.</text:span></text:p>
        </text:list-item>
        <text:list-item>
          <text:p text:style-name="P73"><text:span text:style-name="T19">I</text:span><text:span text:style-name="T18">terator: (em Scene), para iterar sobre coleções de GameObjects, </text:span><text:span text:style-name="T22">já que esta é uma operação comum.</text:span></text:p>
        </text:list-item>
        <text:list-item>
          <text:p text:style-name="P74"><text:span text:style-name="T18">Singleton: (em </text:span><text:span text:style-name="T23">GameManager, GameEngine, Renderer, </text:span><text:span text:style-name="T25">Scoreboard</text:span><text:span text:style-name="T23">), pois para estas classes não faz sentido ter mais que uma instância (podendo até ser problemá</text:span><text:span text:style-name="T24">tico)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0:59:54.680499089</meta:creation-date>
    <meta:generator>LibreOffice/7.3.7.2$Linux_X86_64 LibreOffice_project/30$Build-2</meta:generator>
    <dc:date>2024-04-25T14:23:08.894420939</dc:date>
    <meta:editing-duration>PT7H49M35S</meta:editing-duration>
    <meta:editing-cycles>86</meta:editing-cycles>
    <meta:document-statistic meta:table-count="0" meta:image-count="0" meta:object-count="0" meta:page-count="4" meta:paragraph-count="66" meta:word-count="1086" meta:character-count="7180" meta:non-whitespace-character-count="6152"/>
  </office:meta>
</office:document-meta>
</file>